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6fc" officeooo:paragraph-rsid="00042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00:40:44.856604947</meta:creation-date>
    <dc:date>2022-08-22T00:41:36.074831228</dc:date>
    <meta:editing-duration>PT5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